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n-queens/" text:style-name="Internet_20_link" text:visited-style-name="Visited_20_Internet_20_Link"><text:span text:style-name="T3">51. N-Queens</text:span></text:a></text:p>
      <text:p text:style-name="P4"/>
      <text:p text:style-name="P5"><text:span text:style-name="T1">The </text:span><text:span text:style-name="Strong_20_Emphasis"><text:span text:style-name="T1">n-queens</text:span></text:span><text:span text:style-name="T1"> puzzle is the problem of placing </text:span><text:span text:style-name="Source_20_Text"><text:span text:style-name="T2">n</text:span></text:span><text:span text:style-name="T1"> queens on an </text:span><text:span text:style-name="Source_20_Text"><text:span text:style-name="T2">n x n</text:span></text:span><text:span text:style-name="T1"> chessboard such that no two queens attack each other.</text:span></text:p>
      <text:p text:style-name="P5"><text:span text:style-name="T1">Given an integer </text:span><text:span text:style-name="Source_20_Text"><text:span text:style-name="T2">n</text:span></text:span><text:span text:style-name="T1">, return </text:span><text:span text:style-name="Emphasis"><text:span text:style-name="T1">all distinct solutions to the </text:span></text:span><text:span text:style-name="Emphasis"><text:span text:style-name="Strong_20_Emphasis"><text:span text:style-name="T1">n-queens puzzle</text:span></text:span></text:span><text:span text:style-name="T1">. You may return the answer in </text:span><text:span text:style-name="Strong_20_Emphasis"><text:span text:style-name="T1">any order</text:span></text:span><text:span text:style-name="T1">.</text:span></text:p>
      <text:p text:style-name="P5"><text:span text:style-name="T1">Each solution contains a distinct board configuration of the n-queens' placement, where </text:span><text:span text:style-name="Source_20_Text"><text:span text:style-name="T2">'Q'</text:span></text:span><text:span text:style-name="T1"> and </text:span><text:span text:style-name="Source_20_Text"><text:span text:style-name="T2">'.'</text:span></text:span><text:span text:style-name="T1"> both indicate a queen and an empty space, respectively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4</text:span></text:p>
      <text:p text:style-name="P2"><text:span text:style-name="Strong_20_Emphasis"><text:span text:style-name="T1">Output:</text:span></text:span><text:span text:style-name="T1"> [[".Q..","...Q","Q...","..Q."],["..Q.","Q...","...Q",".Q.."]]</text:span></text:p>
      <text:p text:style-name="P1"><text:span text:style-name="Strong_20_Emphasis"><text:span text:style-name="T1">Explanation:</text:span></text:span><text:span text:style-name="T1"> There exist two distinct solutions to the 4-queens puzzle as shown above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1</text:span></text:p>
      <text:p text:style-name="P1"><text:span text:style-name="Strong_20_Emphasis"><text:span text:style-name="T1">Output:</text:span></text:span><text:span text:style-name="T1"> [["Q"]]</text:span></text:p>
      <text:p text:style-name="P5"><text:span text:style-name="Strong_20_Emphasis"><text:span text:style-name="T1">Constraints:</text:span></text:span></text:p>
      <text:list text:style-name="L1">
        <text:list-item>
          <text:p text:style-name="P7"><text:span text:style-name="Source_20_Text"><text:span text:style-name="T2">1 &lt;= n &lt;= 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9:37:09.455000000</meta:creation-date>
    <dc:date>2024-05-23T19:38:02.393000000</dc:date>
    <meta:editing-duration>PT55S</meta:editing-duration>
    <meta:editing-cycles>1</meta:editing-cycles>
    <meta:document-statistic meta:table-count="0" meta:image-count="0" meta:object-count="0" meta:page-count="1" meta:paragraph-count="14" meta:word-count="106" meta:character-count="638" meta:non-whitespace-character-count="545"/>
    <meta:generator>LibreOffice/24.2.0.3$Windows_X86_64 LibreOffice_project/da48488a73ddd66ea24cf16bbc4f7b9c08e9bea1</meta:generator>
  </office:meta>
</office:document-meta>
</file>